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59b7" officeooo:paragraph-rsid="001e59b7"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1e59b7" officeooo:paragraph-rsid="001e59b7"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fo:font-size="14pt" style:text-underline-style="none" fo:font-weight="normal" officeooo:rsid="001e59b7" officeooo:paragraph-rsid="001e59b7"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 4: To Construct Object Diagram and Class Diagram of Library Management System.</text:p>
      <text:p text:style-name="P2"/>
      <text:p text:style-name="P3">What is object diagram?</text:p>
      <text:p text:style-name="P3">"An object diagram is a graph of instances, including objects and data values. A static object diagram is an instance of a class diagram; it shows a snapshot of the detailed state of a system at a point in time. The use of object diagrams is fairly limited, namely to show examples of data structure."</text:p>
      <text:p text:style-name="P3"/>
      <text:p text:style-name="P3">Purpose of Object Diagram:</text:p>
      <text:p text:style-name="P3">The purpose of the object diagram can be summarized as −</text:p>
      <text:p text:style-name="P3"/>
      <text:p text:style-name="P3">1. <text:s text:c="3"/>Forward and reverse engineering.</text:p>
      <text:p text:style-name="P3"/>
      <text:p text:style-name="P3">2. <text:s text:c="3"/>Object relationships of a system.</text:p>
      <text:p text:style-name="P3"/>
      <text:p text:style-name="P3">3. <text:s text:c="3"/>Static view of an interaction.</text:p>
      <text:p text:style-name="P3"/>
      <text:p text:style-name="P3">4. <text:s text:c="3"/>Understand object behaviour and their relationship from practical perspective.</text:p>
      <text:p text:style-name="P3"/>
      <text:p text:style-name="P3">What is Class Diagram?</text:p>
      <text:p text:style-name="P3">Class diagram is a static diagram. It represents the static view of an application. Class diagram is not only used for visualizing, describing, and documenting different aspects of a system but also for constructing executable code of the software application.</text:p>
      <text:p text:style-name="P3">Class diagram describes the attributes and operations of a class and also the constraints imposed on the system. The class diagrams are widely used in the modeling of object oriented systems because they are the only UML diagrams, which can be mapped directly with object-oriented languages.</text:p>
      <text:p text:style-name="P3">Class diagram shows a collection of classes, interfaces, associations, collaborations, and constraints. It is also known as a structural diagram.</text:p>
      <text:p text:style-name="P3"/>
      <text:p text:style-name="P3">Purpose of Class Diagrams:</text:p>
      <text:p text:style-name="P3">The purpose of the class diagram can be summarized as −</text:p>
      <text:p text:style-name="P3"/>
      <text:p text:style-name="P3"><text:s/>1. <text:s text:c="2"/>Analysis and design of the static view of an application.</text:p>
      <text:p text:style-name="P3"/>
      <text:p text:style-name="P3"><text:s/>2. <text:s text:c="2"/>Describe responsibilities of a system.</text:p>
      <text:p text:style-name="P3"/>
      <text:p text:style-name="P3"><text:s/>3. <text:s text:c="2"/>Base for component and deployment diagrams.</text:p>
      <text:p text:style-name="P3"/>
      <text:p text:style-name="P3">4. <text:s text:c="2"/>Forward and reverse engineering.</text:p>
      <text:p text:style-name="P3"/>
      <text:p text:style-name="P3">Conclusion: Thus we have successfully implemented Class and Object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49:38.996827459</meta:creation-date>
    <dc:date>2019-03-06T15:56:42.590092470</dc:date>
    <meta:editing-duration>PT7M5S</meta:editing-duration>
    <meta:editing-cycles>1</meta:editing-cycles>
    <meta:document-statistic meta:table-count="0" meta:image-count="0" meta:object-count="0" meta:page-count="1" meta:paragraph-count="20" meta:word-count="278" meta:character-count="1752" meta:non-whitespace-character-count="1471"/>
    <meta:generator>LibreOffice/5.3.0.3$Linux_X86_64 LibreOffice_project/7074905676c47b82bbcfbea1aeefc84afe1c50e1</meta:generator>
  </office:meta>
</office:document-meta>
</file>